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b64" officeooo:paragraph-rsid="0003ab64"/>
    </style:style>
    <style:style style:name="P2" style:family="paragraph" style:parent-style-name="Standard">
      <style:text-properties officeooo:paragraph-rsid="0003ab64"/>
    </style:style>
    <style:style style:name="T1" style:family="text">
      <style:text-properties officeooo:rsid="0003ab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3</text:p>
      <text:p text:style-name="P1"/>
      <text:p text:style-name="P1">1) Программа memory-user.c</text:p>
      <text:p text:style-name="P1">3) pmap при запросе 500 Мб</text:p>
      <text:p text:style-name="P1"/>
      <text:p text:style-name="P1">0000000000400000 <text:s text:c="5"/>4K r---- Task3</text:p>
      <text:p text:style-name="P1">0000000000401000 <text:s text:c="5"/>4K r-x-- Task3</text:p>
      <text:p text:style-name="P1">0000000000402000 <text:s text:c="5"/>4K r---- Task3</text:p>
      <text:p text:style-name="P1">0000000000403000 <text:s text:c="5"/>4K r---- Task3</text:p>
      <text:p text:style-name="P1">0000000000404000 <text:s text:c="5"/>4K rw--- Task3</text:p>
      <text:p text:style-name="P1">00000000019b8000 <text:s text:c="3"/>132K rw--- <text:s text:c="2"/>[ anon ]</text:p>
      <text:p text:style-name="P1">00007f5a50d52000 512004K rw--- <text:s text:c="2"/>[ anon ] <text:s text:c="20"/>Вот они как раз</text:p>
      <text:p text:style-name="P1">00007f5a70153000 <text:s text:c="3"/>148K r---- libc-2.30.so</text:p>
      <text:p text:style-name="P1">00007f5a70178000 <text:s text:c="2"/>1504K r-x-- libc-2.30.so</text:p>
      <text:p text:style-name="P1">00007f5a702f0000 <text:s text:c="3"/>296K r---- libc-2.30.so</text:p>
      <text:p text:style-name="P1">00007f5a7033a000 <text:s text:c="4"/>12K r---- libc-2.30.so</text:p>
      <text:p text:style-name="P1">00007f5a7033d000 <text:s text:c="4"/>12K rw--- libc-2.30.so</text:p>
      <text:p text:style-name="P1">00007f5a70340000 <text:s text:c="4"/>24K rw--- <text:s text:c="2"/>[ anon ]</text:p>
      <text:p text:style-name="P1">00007f5a70367000 <text:s text:c="5"/>4K r---- ld-2.30.so</text:p>
      <text:p text:style-name="P1">00007f5a70368000 <text:s text:c="3"/>136K r-x-- ld-2.30.so</text:p>
      <text:p text:style-name="P1">00007f5a7038a000 <text:s text:c="4"/>32K r---- ld-2.30.so</text:p>
      <text:p text:style-name="P1">00007f5a70393000 <text:s text:c="5"/>4K r---- ld-2.30.so</text:p>
      <text:p text:style-name="P1">00007f5a70394000 <text:s text:c="5"/>4K rw--- ld-2.30.so</text:p>
      <text:p text:style-name="P1">00007f5a70395000 <text:s text:c="5"/>4K rw--- <text:s text:c="2"/>[ anon ]</text:p>
      <text:p text:style-name="P1">00007fff3b849000 <text:s text:c="3"/>132K rw--- <text:s text:c="2"/>[ stack ]</text:p>
      <text:p text:style-name="P1">00007fff3b975000 <text:s text:c="4"/>12K r---- <text:s text:c="2"/>[ anon ]</text:p>
      <text:p text:style-name="P1">00007fff3b978000 <text:s text:c="5"/>4K r-x-- <text:s text:c="2"/>[ anon ]</text:p>
      <text:p text:style-name="P1">ffffffffff600000 <text:s text:c="5"/>4K --x-- <text:s text:c="2"/>[ anon ]</text:p>
      <text:p text:style-name="P1"><text:s/>total <text:s text:c="10"/>514488K</text:p>
      <text:p text:style-name="P1"/>
      <text:p text:style-name="P1">pmap при запросе 10 Мб</text:p>
      <text:p text:style-name="P1"/>
      <text:p text:style-name="P1">0000000000400000 <text:s text:c="5"/>4K r---- Task3</text:p>
      <text:p text:style-name="P1">0000000000401000 <text:s text:c="5"/>4K r-x-- Task3</text:p>
      <text:p text:style-name="P1">0000000000402000 <text:s text:c="5"/>4K r---- Task3</text:p>
      <text:p text:style-name="P1">0000000000403000 <text:s text:c="5"/>4K r---- Task3</text:p>
      <text:p text:style-name="P1">0000000000404000 <text:s text:c="5"/>4K rw--- Task3</text:p>
      <text:p text:style-name="P1">0000000001833000 <text:s text:c="3"/>132K rw--- <text:s text:c="2"/>[ anon ]</text:p>
      <text:p text:style-name="P1">00007fc683b56000 <text:s/>10244K rw--- <text:s text:c="2"/>[ anon ] <text:s text:c="19"/>Вот они</text:p>
      <text:p text:style-name="P1">00007fc684557000 <text:s text:c="3"/>148K r---- libc-2.30.so</text:p>
      <text:p text:style-name="P1">00007fc68457c000 <text:s text:c="2"/>1504K r-x-- libc-2.30.so</text:p>
      <text:p text:style-name="P1">00007fc6846f4000 <text:s text:c="3"/>296K r---- libc-2.30.so</text:p>
      <text:p text:style-name="P1">00007fc68473e000 <text:s text:c="4"/>12K r---- libc-2.30.so</text:p>
      <text:p text:style-name="P1">00007fc684741000 <text:s text:c="4"/>12K rw--- libc-2.30.so</text:p>
      <text:p text:style-name="P1">00007fc684744000 <text:s text:c="4"/>24K rw--- <text:s text:c="2"/>[ anon ]</text:p>
      <text:p text:style-name="P1">00007fc68476b000 <text:s text:c="5"/>4K r---- ld-2.30.so</text:p>
      <text:p text:style-name="P1">00007fc68476c000 <text:s text:c="3"/>136K r-x-- ld-2.30.so</text:p>
      <text:p text:style-name="P1">00007fc68478e000 <text:s text:c="4"/>32K r---- ld-2.30.so</text:p>
      <text:p text:style-name="P1">00007fc684797000 <text:s text:c="5"/>4K r---- ld-2.30.so</text:p>
      <text:p text:style-name="P1">00007fc684798000 <text:s text:c="5"/>4K rw--- ld-2.30.so</text:p>
      <text:p text:style-name="P1">00007fc684799000 <text:s text:c="5"/>4K rw--- <text:s text:c="2"/>[ anon ]</text:p>
      <text:p text:style-name="P1">00007fff4e341000 <text:s text:c="3"/>132K rw--- <text:s text:c="2"/>[ stack ]</text:p>
      <text:p text:style-name="P1"><text:soft-page-break/>00007fff4e3f9000 <text:s text:c="4"/>12K r---- <text:s text:c="2"/>[ anon ]</text:p>
      <text:p text:style-name="P1">00007fff4e3fc000 <text:s text:c="5"/>4K r-x-- <text:s text:c="2"/>[ anon ]</text:p>
      <text:p text:style-name="P1">ffffffffff600000 <text:s text:c="5"/>4K --x-- <text:s text:c="2"/>[ anon ]</text:p>
      <text:p text:style-name="P1"/>
      <text:p text:style-name="P1"/>
      <text:p text:style-name="P2"><text:span text:style-name="T1">4) </text:span>Запустим программу memory-user.c и <text:span text:style-name="T1">запросим 500 Мб</text:span></text:p>
      <text:p text:style-name="P2"/>
      <text:p text:style-name="P1">Командой free -m узнам количество свободной памяти: <text:s text:c="3"/></text:p>
      <text:p text:style-name="P1"><text:s text:c="21"/>total <text:s text:c="7"/>used <text:s text:c="7"/>free <text:s text:c="5"/>shared <text:s/>buff/cache <text:s text:c="2"/>available</text:p>
      <text:p text:style-name="P1">Mem: <text:s text:c="10"/>5942 <text:s text:c="7"/>4957 <text:s text:c="8"/>137 <text:s text:c="9"/>68 <text:s text:c="8"/>847 <text:s text:c="8"/>651</text:p>
      <text:p text:style-name="P1">Swap: <text:s text:c="9"/>2047 <text:s text:c="8"/>455 <text:s text:c="7"/>1592</text:p>
      <text:p text:style-name="P1">завершаем программу и повторяем запрос</text:p>
      <text:p text:style-name="P1"><text:s text:c="24"/>total <text:s text:c="7"/>used <text:s text:c="7"/>free <text:s text:c="5"/>shared <text:s/>buff/cache <text:s text:c="2"/>available</text:p>
      <text:p text:style-name="P1">Mem: <text:s text:c="10"/>5942 <text:s text:c="7"/>4457 <text:s text:c="8"/>634 <text:s text:c="9"/>91 <text:s text:c="8"/>849 <text:s text:c="7"/>1128</text:p>
      <text:p text:style-name="P1">Swap: <text:s text:c="9"/>2047 <text:s text:c="8"/>461 <text:s text:c="7"/>1586</text:p>
      <text:p text:style-name="P1"/>
      <text:p text:style-name="P1">1128 — 651 = 577 что около запрошенных нами 500 Мб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5:02:11.441794720</meta:creation-date>
    <dc:date>2020-04-30T15:09:52.651755003</dc:date>
    <meta:editing-duration>PT7M42S</meta:editing-duration>
    <meta:editing-cycles>1</meta:editing-cycles>
    <meta:document-statistic meta:table-count="0" meta:image-count="0" meta:object-count="0" meta:page-count="2" meta:paragraph-count="61" meta:word-count="307" meta:character-count="2656" meta:non-whitespace-character-count="1904"/>
    <meta:generator>LibreOffice/6.3.5.2$Linux_X86_64 LibreOffice_project/30$Build-2</meta:generator>
  </office:meta>
</office:document-meta>
</file>